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 1 – Módulos Apache</text:p>
      <text:p text:style-name="Standard"/>
      <text:p text:style-name="Standard">1. <text:s text:c="8"/>Inicia sesión en “Alias Server” y comprueba los módulos estáticos que se han cargado al compilar el servidor ejecutando el comando: sudo apache2ctl -l</text:p>
      <text:p text:style-name="Standard"/>
      <text:p text:style-name="Standard"/>
      <text:p text:style-name="Standard"/>
      <text:p text:style-name="Standard">2. <text:s text:c="8"/>Comprueba los módulos que se han cargado dinámicamente al arrancar el servidor. Esto se realizará consultando el directorio /etc/apache2/mods-enabled. Observa que los ficheros que aparecen en este directorio son enlaces simbólicos a ficheros de /etc/apache2/mods-available.</text:p>
      <text:p text:style-name="Standard"/>
      <text:p text:style-name="Standard">3. <text:s text:c="8"/>Edita uno de los ficheros .load (ejemplo dir.load) y observa cómo se utiliza la directiva LoadModule. Comprueba cual es la ruta donde está el código del módulo (archivo .so)</text:p>
      <text:p text:style-name="Standard"/>
      <text:p text:style-name="Standard">4. <text:s text:c="8"/>Edita uno de los ficheros .conf (ejemplo dir.conf) y observa cómo se añaden directivas dentro de una declaración</text:p>
      <text:p text:style-name="Standard"/>
      <text:p text:style-name="Standard">&lt;ifmodule nombremodulo&gt;...&lt;/ifmodule&gt; que se ejecutaran si se cargan el modulo Consulta el directorio /usr/lib/apache2/modules/ y observa los módulos disponibles para cargar.</text:p>
      <text:p text:style-name="Standard"/>
      <text:p text:style-name="Standard">5. <text:s text:c="8"/>Ejecuta el siguiente comando para mostrar los paquetes disponibles en los repositorios de Ubuntu que permiten instalar módulos adicionales en apache.</text:p>
      <text:p text:style-name="Standard"/>
      <text:p text:style-name="Standard">sudo apt-cache search libapache2-mod</text:p>
      <text:p text:style-name="Standard"/>
      <text:p text:style-name="Standard"><text:s/></text:p>
      <text:p text:style-name="Standard"/>
      <text:p text:style-name="Standard"><text:s/>Actividad 2 – Módulo userdir</text:p>
      <text:p text:style-name="Standard"/>
      <text:p text:style-name="Standard">1. <text:s text:c="8"/>Consulta el directorio /etc/apache2/mods-enabled que el módulo userdir no está habilitado.</text:p>
      <text:p text:style-name="Standard"/>
      <text:p text:style-name="Standard">2. <text:s text:c="8"/>Habilita el módulo ejecutando el siguiente comando: sudo a2enmod userdir</text:p>
      <text:p text:style-name="Standard"/>
      <text:p text:style-name="Standard">3. <text:s text:c="8"/>Verifica que dentro del directorio /etc/apache2/mods-enabled se han creado los enlaces simbólicos del módulo userdir (ficheros .conf y .load) hacia /etc/apache2/mod_availables</text:p>
      <text:p text:style-name="Standard"/>
      <text:p text:style-name="Standard">4. <text:s text:c="8"/>Reinicia el servidor para que los cambios surtan efecto</text:p>
      <text:p text:style-name="Standard"/>
      <text:p text:style-name="Standard">5. <text:s text:c="8"/>Consulta el fichero /etc/apache2/mods-enabled/userdir.conf. Observa que está habilitado el uso de directorios personales para todos los usuarios excepto para el usuario root y que public_html es el nombre del subdirectorio que pueden crear los usuarios en su directorio home para poner sus páginas personales.</text:p>
      <text:p text:style-name="Standard"/>
      <text:p text:style-name="Standard">6. <text:s text:c="8"/>Crea el directorio /home/alias/public_html y dentro del mismo, crea un fichero denominado personal.html con el contenido que quieras (debe aparecer al menos tu alias).</text:p>
      <text:p text:style-name="Standard"/>
      <text:p text:style-name="Standard">7. <text:s text:c="8"/>Desde un cliente Web, accede a http: //IP-Server/~alias (pantalla)</text:p>
      <text:p text:style-name="Standard"/>
      <text:p text:style-name="Standard">8. <text:s text:c="8"/>Deshabilita el modulo anterior ejecutando el comando: sudo a2dismod userdir</text:p>
      <text:p text:style-name="Standard"/>
      <text:p text:style-name="Standard">9. <text:s text:c="8"/>Reinicia el servidor para que los cambios tengan efecto</text:p>
      <text:p text:style-name="Standard"/>
      <text:p text:style-name="Standard"><text:soft-page-break/>10. <text:s text:c="4"/>Desde un cliente Web, accede a http: //IP-Server/~alias (pantalla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6:57:10.570997423</meta:creation-date>
    <dc:date>2021-02-04T17:02:49.907553153</dc:date>
    <meta:editing-duration>PT5M4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20" meta:word-count="331" meta:character-count="2417" meta:non-whitespace-character-count="1985"/>
  </office:meta>
</office:document-meta>
</file>